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Liberation Serif" svg:font-family="'Liberation Serif'" style:font-family-generic="roman"/>
    <style:font-face style:name="Liberation Serif1" svg:font-family="'Liberation Serif'" style:font-family-generic="swiss"/>
    <style:font-face style:name="OpenSymbol" svg:font-family="OpenSymbol" style:font-family-generic="roman"/>
    <style:font-face style:name="OpenSymbol1"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office:font-face-decls>
  <office:automatic-styles>
    <style:style style:name="P1" style:family="paragraph" style:parent-style-name="Heading_20_2" style:list-style-name="WWNum1">
      <style:paragraph-properties fo:margin-top="3.53mm" fo:margin-bottom="2.12mm" style:contextual-spacing="false" fo:text-align="start" style:justify-single-word="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Text_20_body" style:list-style-name="WWNum2">
      <style:paragraph-properties fo:margin-left="12.47mm" fo:margin-right="0mm" fo:text-align="start" style:justify-single-word="false" fo:text-indent="-4.99mm" style:auto-text-indent="false" style:writing-mode="lr-tb">
        <style:tab-stops>
          <style:tab-stop style:position="12.47mm"/>
        </style:tab-stops>
      </style:paragraph-properties>
    </style:style>
    <style:style style:name="P4" style:family="paragraph" style:parent-style-name="Text_20_body">
      <style:paragraph-properties fo:margin-top="0mm" fo:margin-bottom="2.47mm" style:contextual-spacing="false" fo:text-align="start" style:justify-single-word="false" style:writing-mode="lr-tb"/>
    </style:style>
    <style:style style:name="P5" style:family="paragraph" style:parent-style-name="Text_20_body">
      <style:paragraph-properties fo:text-align="start" style:justify-single-word="false" style:writing-mode="lr-tb"/>
      <style:text-properties fo:font-size="10pt" style:font-size-asian="10pt"/>
    </style:style>
    <style:style style:name="P6" style:family="paragraph" style:parent-style-name="Text_20_body">
      <style:paragraph-properties fo:margin-top="0mm" fo:margin-bottom="2.47mm" style:contextual-spacing="false" fo:line-height="115%" fo:text-align="start" style:justify-single-word="false" style:writing-mode="lr-tb"/>
    </style:style>
    <style:style style:name="T1" style:family="text">
      <style:text-properties fo:font-size="10pt" fo:font-weight="bold" style:font-size-asian="10pt" style:font-weight-asian="bold" style:font-weight-complex="bold"/>
    </style:style>
    <style:style style:name="T2" style:family="text">
      <style:text-properties fo:font-size="10pt" style:font-size-asian="10pt"/>
    </style:style>
    <style:style style:name="T3" style:family="text">
      <style:text-properties fo:font-size="10pt" fo:language="en" fo:country="US" style:font-size-asian="10pt"/>
    </style:style>
    <style:style style:name="T4" style:family="text">
      <style:text-properties fo:font-size="10pt" fo:font-weight="normal" style:font-size-asian="10pt" style:font-weight-asian="normal" style:font-weight-complex="normal"/>
    </style:style>
    <style:style style:name="T5" style:family="text">
      <style:text-properties fo:font-size="10pt" fo:font-style="normal" style:font-size-asian="10pt" style:font-style-asian="normal" style:font-style-complex="normal"/>
    </style:style>
    <style:style style:name="T6" style:family="text">
      <style:text-properties fo:font-size="10pt" fo:font-style="normal" fo:font-weight="bold" style:font-size-asian="10pt" style:font-style-asian="normal" style:font-weight-asian="bold" style:font-style-complex="normal" style:font-weight-complex="bold"/>
    </style:style>
    <style:style style:name="T7" style:family="text">
      <style:text-properties fo:color="#c0392b" loext:opacity="100%" fo:font-size="10pt" style:font-size-asian="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19824556" text:style-name="WWNum1">
        <text:list-item>
          <text:list>
            <text:list-item>
              <text:h text:style-name="P1" text:outline-level="2">About Pisi GNU/Linux</text:h>
            </text:list-item>
          </text:list>
        </text:list-item>
      </text:list>
      <text:p text:style-name="P2"><text:span text:style-name="T1">PİSİ</text:span><text:span text:style-name="T2"> (</text:span><text:span text:style-name="T1">P</text:span><text:span text:style-name="T2">ackages </text:span><text:span text:style-name="T1">I</text:span><text:span text:style-name="T2">nstalled </text:span><text:span text:style-name="T1">S</text:span><text:span text:style-name="T2">uccessfully as </text:span><text:span text:style-name="T1">I</text:span><text:span text:style-name="T2">ntended) is a binary packaging system developed before 2011 for Pardus Project. PiSi package system has more functions than just installing and removing packages such as </text:span><text:bookmark text:name="tw-target-text"/><text:span text:style-name="T3">it is possible to revert all installed packages to earlier date</text:span></text:p>
      <text:p text:style-name="P5"/>
      <text:p text:style-name="P2"><text:span text:style-name="Strong_20_Emphasis"><text:span text:style-name="T7">Essential information</text:span></text:span></text:p>
      <text:p text:style-name="P6"><text:span text:style-name="Strong_20_Emphasis"><text:span text:style-name="T2">Package:</text:span></text:span><text:span text:style-name="T2"> Any kind of data to be installed on the system like a software, document etc.</text:span></text:p>
      <text:p text:style-name="P6"><text:span text:style-name="Strong_20_Emphasis"><text:span text:style-name="T2">Source file:</text:span></text:span><text:span text:style-name="T2"> It is downlodable compressed files that contain uncompiled files, data and document of the package.</text:span></text:p>
      <text:p text:style-name="P6"><text:span text:style-name="Strong_20_Emphasis"><text:span text:style-name="T2">Convert into PİSİ:</text:span></text:span><text:span text:style-name="T2"> Compile a package into PİSİ (Packages Installed Successfully as Intended) </text:span></text:p>
      <text:p text:style-name="P6"><text:span text:style-name="Strong_20_Emphasis"><text:span text:style-name="T2">Compile:</text:span></text:span><text:span text:style-name="T2"> A converting into an executable binary process required for applications which is written in a compilable programming language (C, C++) source codes.</text:span></text:p>
      <text:p text:style-name="P6"><text:span text:style-name="Strong_20_Emphasis"><text:span text:style-name="T2">Dependency:</text:span></text:span><text:span text:style-name="T2"> </text:span><text:span text:style-name="Strong_20_Emphasis"><text:span text:style-name="T4">Other packges, that are used with software while runnig and compilation, must be installed on the system.</text:span></text:span></text:p>
      <text:p text:style-name="P6"><text:span text:style-name="Strong_20_Emphasis"><text:span text:style-name="T2">Verification Code:</text:span></text:span><text:span text:style-name="T2"> It is used to test the accuracy of files downloaded from the Internet. <text:s/>It is the key, generated by the sha1sum algorithm from compressed source files of the software, is compared and verified with the key on publisher web site.</text:span></text:p>
      <text:p text:style-name="P2"><text:span text:style-name="T2">Including a software in the PİSİ package system is a process that flows collecting information about the package and continue with testing and fixing bugs then following updates to the new versions. If a packer thinks he/she can follow this process, he/she may start the PİSİ packaging process. From this point of view, the PİSİ files made are like the children of those who made it, and they update the package with each new version and bug fixing.</text:span></text:p>
      <text:p text:style-name="P2"><text:span text:style-name="T2">However, the life of PİSİ packages that are left unmonitored will be very short in the Linux world where new developments are made every day. For this reason, you should not forget the saying "make as many PİSİ packages as you can follow the changes, not as much as you can". In addition, since the Linux world has developed with the best examples of collective work and collaboration, make sure to share the PİSİ package files on the internet. This way your PİSİ package may have many parents following your packages.</text:span></text:p>
      <text:p text:style-name="P2"><text:span text:style-name="T2">With this approach, it is a package creation mechanism to be used by Pisi GNU/Linux using PİSİ build files, described in the next section. The PİSİ package creation process with this mechanism is as follows;</text:span></text:p>
      <text:list xml:id="list356985035" text:style-name="WWNum2">
        <text:list-item>
          <text:p text:style-name="P3"><text:span text:style-name="T2">First, entering the informations in the </text:span><text:span text:style-name="T1">Source</text:span><text:span text:style-name="T2"> section of the created pspec.xml file, then source code is downloaded and verified via sha1sum key. After that, it is opened under</text:span><text:span text:style-name="T5"> </text:span><text:span text:style-name="T6">/var/pisi/package_name/work</text:span><text:span text:style-name="T5"> folder</text:span></text:p>
        </text:list-item>
        <text:list-item>
          <text:p text:style-name="P3"><text:span text:style-name="T5">If available, the necessary files and patches in the </text:span><text:span text:style-name="T6">files</text:span><text:span text:style-name="T5"> folder are applied to the code.</text:span></text:p>
        </text:list-item>
        <text:list-item>
          <text:p text:style-name="P3"><text:span text:style-name="T2">To obtain a package by running the </text:span><text:span text:style-name="T1">actions.py</text:span><text:span text:style-name="T2"> python script, the source code is installed to the </text:span><text:span text:style-name="T1">/var/pisi/package_name/install</text:span><text:span text:style-name="T2"> directory.</text:span></text:p>
        </text:list-item>
        <text:list-item>
          <text:p text:style-name="P3"><text:span text:style-name="T2">If available, additional files are copied to “additional files” section of </text:span><text:span text:style-name="T1">pspec.xml</text:span><text:span text:style-name="T2"> file located in </text:span><text:span text:style-name="T1">install</text:span><text:span text:style-name="T2"> directory.</text:span></text:p>
        </text:list-item>
        <text:list-item>
          <text:p text:style-name="P3"><text:span text:style-name="T2">Pisi GNU/Linux is indexing the files as XML in </text:span><text:span text:style-name="T1">install</text:span><text:span text:style-name="T2"> directory </text:span></text:p>
        </text:list-item>
        <text:list-item>
          <text:p text:style-name="P3"><text:span text:style-name="T2">These indexed files and the package datas receiving from </text:span><text:span text:style-name="T1">pspec.xml</text:span><text:span text:style-name="T2"> file are compressed into a PİSİ file.</text:span></text:p>
        </text:list-item>
      </text:list>
      <text:p text:style-name="P2"><text:span text:style-name="T2">As you can see, while creating the PİSİ file, we also install the package in the </text:span><text:span text:style-name="T1">/var/pisi/package_name/install</text:span><text:span text:style-name="T2"> directory. Pisi makes this installation as if it were installed in the root directory. In this way, we can see which files will be created in the system when the package is installed by looking at this directory.</text:span></text:p>
      <text:p text:style-name="P4"><text:span text:style-name="T2">The GIT repository is a service that hosts the Pisi build files for packages and Pisi GNU/Linux projects created by Pisi GNU/Linux developers. The repository is available on Github, where you can find the built files for the Pisi GNU/Linux packages and the source code of the projects. All of the answers to new PİSİ packager’s questions are actually available in the build files in PİSİ packages repositor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Mono" svg:font-family="'Liberation Mono'" style:font-family-generic="roman"/>
    <style:font-face style:name="Liberation Mono1" svg:font-family="'Liberation Mono'" style:font-family-generic="system" style:font-pitch="variable"/>
    <style:font-face style:name="Liberation Sans" svg:font-family="'Liberation Sans'" style:font-family-generic="roman"/>
    <style:font-face style:name="Liberation Serif" svg:font-family="'Liberation Serif'" style:font-family-generic="roman"/>
    <style:font-face style:name="Liberation Serif1" svg:font-family="'Liberation Serif'" style:font-family-generic="swiss"/>
    <style:font-face style:name="OpenSymbol" svg:font-family="OpenSymbol" style:font-family-generic="roman"/>
    <style:font-face style:name="OpenSymbol1"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TR"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TR"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fo:font-size="12pt" fo:language="en" fo:country="TR"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4.23mm" fo:margin-bottom="2.12mm" style:contextual-spacing="false" fo:keep-with-next="always"/>
      <style:text-properties style:font-name="Liberation Sans" fo:font-family="'Liberation Sans'" style:font-family-generic="roman"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47mm" style: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style:font-name="Liberation Serif1" fo:font-family="'Liberation Serif'" style:font-family-generic="swiss"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default-outline-level="" style:class="html">
      <style:paragraph-properties fo:margin-top="0mm" fo:margin-bottom="0mm" style:contextual-spacing="false"/>
      <style:text-properties style:font-name="Liberation Mono" fo:font-family="'Liberation Mono'" style:font-family-generic="roman"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text:list-tab-stop-position="12.47mm" fo:text-indent="-4.99mm" fo:margin-left="12.47m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4.94mm" fo:text-indent="-4.99mm" fo:margin-left="24.94m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41mm" fo:text-indent="-4.99mm" fo:margin-left="37.41m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49.88mm" fo:text-indent="-4.99mm" fo:margin-left="49.88m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35mm" fo:text-indent="-4.99mm" fo:margin-left="62.35m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4.82mm" fo:text-indent="-4.99mm" fo:margin-left="74.82m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29mm" fo:text-indent="-4.99mm" fo:margin-left="87.29m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99.77mm" fo:text-indent="-4.99mm" fo:margin-left="99.77m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24mm" fo:text-indent="-4.99mm" fo:margin-left="112.24m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146"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26T11:22:33</meta:creation-date>
    <meta:initial-creator>KEMAL KILIÇ</meta:initial-creator>
    <dc:language>en-TR</dc:language>
    <dc:creator>KEMAL KILIÇ</dc:creator>
    <dc:date>2022-05-26T15:38:56</dc:date>
    <meta:editing-cycles>27</meta:editing-cycles>
    <meta:editing-duration>PT2H39M</meta:editing-duration>
    <meta:generator>LibreOffice/7.2.5.2$MacOSX_X86_64 LibreOffice_project/499f9727c189e6ef3471021d6132d4c694f357e5</meta:generator>
    <meta:document-statistic meta:table-count="0" meta:image-count="0" meta:object-count="0" meta:page-count="1" meta:paragraph-count="20" meta:word-count="620" meta:character-count="3768" meta:non-whitespace-character-count="3171"/>
    <meta:user-defined meta:name="AppVersion">15.0000</meta:user-defined>
  </office:meta>
</office:document-meta>
</file>